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weight="bold" style:font-weight-asian="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3pt" fo:language="en" fo:country="US" fo:font-weight="bold" style:font-size-asian="13pt" style:font-weight-asian="bold" style:font-size-complex="13pt"/>
    </style:style>
    <style:style style:name="P10" style:family="paragraph" style:parent-style-name="Standard">
      <style:text-properties fo:font-size="13pt" fo:font-weight="bold" style:font-size-asian="11.3500003814697pt" style:font-weight-asian="bold" style:font-size-complex="13pt"/>
    </style:style>
    <style:style style:name="P11" style:family="paragraph" style:parent-style-name="Standard">
      <style:text-properties fo:font-size="13pt" fo:font-weight="bold" style:font-size-asian="11.3500003814697pt" style:font-weight-asian="bold" style:font-size-complex="13pt" style:font-weight-complex="bold"/>
    </style:style>
    <style:style style:name="P12" style:family="paragraph" style:parent-style-name="Standard">
      <style:text-properties fo:font-size="15pt" fo:font-weight="bold" style:font-size-asian="15pt" style:font-weight-asian="bold" style:font-size-complex="15pt"/>
    </style:style>
    <style:style style:name="P13" style:family="paragraph" style:parent-style-name="Standard">
      <style:text-properties fo:font-size="15pt" fo:font-weight="bold" style:font-size-asian="13.1000003814697pt" style:font-weight-asian="bold" style:font-size-complex="15pt" style:font-weight-complex="bold"/>
    </style:style>
    <style:style style:name="P14" style:family="paragraph" style:parent-style-name="Standard">
      <style:text-properties fo:font-size="15pt" fo:language="en" fo:country="US" fo:font-weight="bold" style:font-size-asian="15pt" style:font-weight-asian="bold" style:font-size-complex="15pt"/>
    </style:style>
    <style:style style:name="P15" style:family="paragraph" style:parent-style-name="Standard">
      <style:text-properties fo:font-size="11pt" fo:font-weight="normal" style:font-size-asian="9.60000038146973pt" style:font-weight-asian="normal" style:font-size-complex="11pt"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caption">
      <style:paragraph-properties fo:keep-with-next="always"/>
    </style:style>
    <style:style style:name="P18"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19" style:family="paragraph" style:parent-style-name="Standard">
      <style:text-properties fo:font-size="11pt" fo:font-weight="normal" style:font-size-asian="9.60000038146973pt" style:font-weight-asian="normal" style:font-size-complex="11pt" style:font-weight-complex="normal"/>
    </style:style>
    <style:style style:name="P20" style:family="paragraph" style:parent-style-name="Standard">
      <style:text-properties fo:font-size="13pt" fo:font-weight="bold" style:font-size-asian="13pt" style:font-weight-asian="bold" style:font-size-complex="13pt" style:font-weight-complex="bold"/>
    </style:style>
    <style:style style:name="P21" style:family="paragraph" style:parent-style-name="Standard">
      <style:text-properties fo:font-style="italic" style:font-style-asian="italic" style:font-style-complex="italic"/>
    </style:style>
    <style:style style:name="P22" style:family="paragraph" style:parent-style-name="List_20_Paragraph" style:list-style-name="WWNum2">
      <style:text-properties fo:language="en" fo:country="US"/>
    </style:style>
    <style:style style:name="P23" style:family="paragraph" style:parent-style-name="footnote_20_text" style:master-page-name="Converted1">
      <style:paragraph-properties style:page-number="auto"/>
    </style:style>
    <style:style style:name="P24" style:family="paragraph" style:parent-style-name="footnote_20_text" style:master-page-name="Converted2">
      <style:paragraph-properties style:page-number="auto"/>
      <style:text-properties fo:language="en" fo:country="US"/>
    </style:style>
    <style:style style:name="P25" style:family="paragraph" style:parent-style-name="footnote_20_text" style:master-page-name="Converted3">
      <style:paragraph-properties style:page-number="auto"/>
    </style:style>
    <style:style style:name="P26" style:family="paragraph" style:parent-style-name="footnote_20_text" style:master-page-name="Converted5">
      <style:paragraph-properties style:page-number="auto"/>
    </style:style>
    <style:style style:name="P27" style:family="paragraph" style:parent-style-name="footnote_20_text" style:master-page-name="Converted7">
      <style:paragraph-properties style:page-number="auto"/>
    </style:style>
    <style:style style:name="P28" style:family="paragraph" style:parent-style-name="footnote_20_text" style:master-page-name="Converted8">
      <style:paragraph-properties style:page-number="auto"/>
      <style:text-properties fo:language="en" fo:country="US"/>
    </style:style>
    <style:style style:name="P29" style:family="paragraph" style:parent-style-name="footnote_20_text" style:master-page-name="Converted9">
      <style:paragraph-properties style:page-number="auto"/>
      <style:text-properties fo:language="en" fo:country="US"/>
    </style:style>
    <style:style style:name="P30"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style:font-size-asian="13pt" style:font-size-complex="13pt"/>
    </style:style>
    <style:style style:name="T7" style:family="text">
      <style:text-properties fo:font-size="13pt" fo:language="en" fo:country="US" fo:font-weight="bold" style:font-size-asian="13pt" style:font-weight-asian="bold" style:font-size-complex="13pt"/>
    </style:style>
    <style:style style:name="T8"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text:span text:style-name="T8">“User-Centered Process for Designing and Implementing Interactive Motion Tracking Software”</text:span></text:p>
      <text:p text:style-name="P1"/>
      <text:p text:style-name="P12">Introduction</text:p>
      <text:p text:style-name="P14">Purpose</text:p>
      <text:p text:style-name="P12">Methodology</text:p>
      <text:p text:style-name="P10">Choice of development process</text:p>
      <text:p text:style-name="P10">Working in sprints</text:p>
      <text:p text:style-name="P15">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tab/> <text:s/></text:p>
      <text:p text:style-name="P10">Evaluation methods</text:p>
      <text:p text:style-name="P12">Background</text:p>
      <text:p text:style-name="P10">T</text:p>
      <text:p text:style-name="P12">Theoretical framework</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text:soft-page-break/>graphical user interface. That the software has a short learning curve is also a feature of a system with high usability.<text:note text:id="ftn1" text:note-class="footnote"><text:note-citation>1</text:note-citation><text:note-body><text:p text:style-name="P23"><text:span text:style-name="T1">Benyon, David, </text:span><text:span text:style-name="T2">”Designing Interactive Systems”, </text:span><text:span text:style-name="T1">s. 84</text:span></text:p></text:note-body></text:note></text:p>
      <text:p text:style-name="Standard">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24">Benyon, D s.89</text:p></text:note-body></text:note></text:p>
      <text:p text:style-name="Standard">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25"><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p text:style-name="P9">Why agile user-centered methods? </text:p>
      <text:p text:style-name="Standard"><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2">The key is in other words rapid and dynamic development which is also in line with what suitable for processes where the end users are involved, user-centered development processes.</text:p>
      <text:p text:style-name="P2"><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2">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 <text:s text:c="6"/></text:p>
      <text:p text:style-name="P7">Phase 0</text:p>
      <text:p text:style-name="Standard">The initial phase of a user-centered systems design is called phase-0 and contains the overall project description. </text:p>
      <text:p text:style-name="Standard"><text:span text:style-name="T4">Contextual inquiry</text:span> means that the team is performing an analysis of the end-user by observing 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26"><text:span text:style-name="T1">Beyer, Hugh, </text:span><text:span text:style-name="T2">User-Centered Agile Methods</text:span></text:p></text:note-body></text:note></text:span></text:p>
      <text:p text:style-name="Standard"><text:span text:style-name="T5">After the contextual inquiry all notes and data gathered about the user needs to be organized in a logical fashion. The data might be overwhelming though and it can be difficult to structure, therefore an </text:span><text:span text:style-name="T4">interpretation session </text:span><text:span text:style-name="T5">is held. </text:span><text:span text:style-name="T4">Affinity diagrams </text:span><text:span text:style-name="T5">are a way of organzing the data. These diagrams are built bottom up by building small groups of items that have a connection and then iteratively build larger groups of the newly created groups.</text:span><text:span text:style-name="T5"><text:note text:id="ftn5" text:note-class="footnote"><text:note-citation>5</text:note-citation><text:note-body><text:p text:style-name="P26"><text:span text:style-name="T1">Beyer, Hugh, </text:span><text:span text:style-name="T2">User-Centered Agile Methods</text:span></text:p></text:note-body></text:note></text:span></text:p>
      <text:p text:style-name="P6">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26"><text:span text:style-name="T1">Beyer, Hugh, </text:span><text:span text:style-name="T2">User-Centered Agile Methods</text:span></text:p></text:note-body></text:note></text:span></text:p>
      <text:p text:style-name="P16">Personas</text:p>
      <text:p text:style-name="Standard"><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text:span><text:soft-page-break/><text:span text:style-name="T3">interface. If the case is the former the designer can use post-it notes as pop-ups and covering invisible parts with paper and removing it as the user makes them </text:span><text:span text:style-name="T3">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p text:style-name="P4">Release planning phase and sprints</text:p>
      <text:p text:style-name="P5">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p text:style-name="P8"><text:span text:style-name="T1">After all story cards are created the sprint planning can start, usually a sprint will go on for a few weeks and this includes both implementing and testing. Each sprint will be allocated a certain amount of stories where the number depends of </text:span><text:span text:style-name="T1">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p text:style-name="P9">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text:soft-page-break/>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and the requirement itself can be validated and see that the actual work flow corresponds to the requirement.</text:p>
      <text:p text:style-name="Standard"><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27"><text:span text:style-name="footnote_20_reference"><text:span text:style-name="T1"><text:s/></text:span></text:span><text:span text:style-name="T1">Zimmerman, D, Grötzbach, L </text:span><text:span text:style-name="T2">”A Requirement Engineering Approach to User Centered Design”</text:span></text:p></text:note-body></text:note><text:span text:style-name="T1"> </text:span></text:p>
      <text:p text:style-name="Standard"><text:span text:style-name="T7">Methods for evaluating usability in software</text:span><text:span text:style-name="T6"> </text:span></text:p>
      <text:p text:style-name="Standard"><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28">Benyon, s.228-232</text:p></text:note-body></text:note></text:p>
      <text:p text:style-name="Standard"><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29">Benyon, s.232</text:p></text:note-body></text:note></text:p>
      <text:p text:style-name="P17"><text:span text:style-name="T1">Table <text:s/>- Guidelines for cooperative evaluation. </text:span><text:note text:id="ftn12" text:note-class="footnote"><text:note-citation>12</text:note-citation><text:note-body><text:p text:style-name="P30">Benyon, s.232-233</text:p></text:note-body></text:note></text:p>
      <table:table table:name="Table1" table:style-name="Table1">
        <table:table-column table:style-name="Table1.A"/>
        <table:table-column table:style-name="Table1.B"/>
        <table:table-row table:style-name="Table1.1">
          <table:table-cell table:style-name="Table1.A1" office:value-type="string">
            <text:p text:style-name="P3">Step</text:p>
          </table:table-cell>
          <table:table-cell table:style-name="Table1.A1" office:value-type="string">
            <text:p text:style-name="P3">Notes</text:p>
          </table:table-cell>
        </table:table-row>
        <table:table-row table:style-name="Table1.1">
          <table:table-cell table:style-name="Table1.A1" office:value-type="string">
            <text:list xml:id="list1268398457" text:style-name="WWNum2">
              <text:list-item>
                <text:p text:style-name="P22">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2162325983" text:continue-numbering="true" text:style-name="WWNum2">
              <text:list-item>
                <text:p text:style-name="P22">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1833895736" text:continue-numbering="true" text:style-name="WWNum2">
              <text:list-item>
                <text:p text:style-name="P22">Prepare a task sheet for the <text:soft-page-break/>participants</text:p>
              </text:list-item>
            </text:list>
          </table:table-cell>
          <table:table-cell table:style-name="Table1.A1" office:value-type="string">
            <text:p text:style-name="P2">Be specific and explain the tasks so <text:soft-page-break/>that anyone can understand</text:p>
          </table:table-cell>
        </table:table-row>
        <table:table-row table:style-name="Table1.1">
          <table:table-cell table:style-name="Table1.A1" office:value-type="string">
            <text:list xml:id="list1665352077" text:continue-numbering="true" text:style-name="WWNum2">
              <text:list-item>
                <text:p text:style-name="P22">Get ready for the test session.</text:p>
              </text:list-item>
            </text:list>
          </table:table-cell>
          <table:table-cell table:style-name="Table1.A1" office:value-type="string">
            <text:p text:style-name="Standard"><text:span text:style-name="T1">Have the prototype ready in a suitable environment with a list of prompt questions, notebook and pens ready. A video or audio recorder would be very </text:span><text:span text:style-name="T1">useful here.</text:span></text:p>
          </table:table-cell>
        </table:table-row>
        <table:table-row table:style-name="Table1.1">
          <table:table-cell table:style-name="Table1.A1" office:value-type="string">
            <text:list xml:id="list439944751" text:continue-numbering="true" text:style-name="WWNum2">
              <text:list-item>
                <text:p text:style-name="P22">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34095789" text:continue-numbering="true" text:style-name="WWNum2">
              <text:list-item>
                <text:p text:style-name="P22">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1739745667" text:continue-numbering="true" text:style-name="WWNum2">
              <text:list-item>
                <text:p text:style-name="P22">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1019688609" text:continue-numbering="true" text:style-name="WWNum2">
              <text:list-item>
                <text:p text:style-name="P22">When the participants have finished, interview them briefly about the usability of the prototype and the session itself.</text:p>
              </text:list-item>
            </text:list>
          </table:table-cell>
          <table:table-cell table:style-name="Table1.A1" office:value-type="string">
            <text:p text:style-name="P2">Some useful questions are provided below. If you have a large number of participants, a simple questionnaire may be helpful.</text:p>
          </table:table-cell>
        </table:table-row>
        <table:table-row table:style-name="Table1.1">
          <table:table-cell table:style-name="Table1.A1" office:value-type="string">
            <text:list xml:id="list331605645" text:continue-numbering="true" text:style-name="WWNum2">
              <text:list-item>
                <text:p text:style-name="P22">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where the expert evaluates the system in regards to usability benchmarks (heuristics). Jakob Nielsen defines ten important heuristics and they are: <text:note text:id="ftn0" text:note-class="footnote"><text:note-citation>13</text:note-citation><text:note-body><text:p text:style-name="Footnote">140207, http://www.nngroup.com/articles/ten-usability-heuristics/</text:p></text:note-body></text:note></text:p>
      <text:p text:style-name="P6">Visibilty of system status</text:p>
      <text:p text:style-name="P6"><text:span text:style-name="T5">The idea here is that the system should always provide clear information to the user of what is going on so the user doesn't have to guess. </text:span></text:p>
      <text:p text:style-name="P6">Match between system and the real world</text:p>
      <text:p text:style-name="P6"><text:span text:style-name="T5">Too much technical terms should be avoided, rather should the system speak the same language as its users so for systems aimed towards users with the same background technical terms that particular group is of course okay.</text:span></text:p>
      <text:p text:style-name="P6">User control and freedom</text:p>
      <text:p text:style-name="P6"><text:soft-page-break/><text:span text:style-name="T5">Navigating back and forth should be easy and always possible, a home button for example that always take you back to the main window and cancel buttons to make sure that you can abort when accidentally pressing a button you didn't mean to press. </text:span></text:p>
      <text:p text:style-name="P6">Consistency and standards </text:p>
      <text:p text:style-name="P6"><text:span text:style-name="T5">Follow standards for interface elements, naming of buttons and structure of interface. </text:span></text:p>
      <text:p text:style-name="P6">Error prevention</text:p>
      <text:p text:style-name="P6"><text:span text:style-name="T5">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span></text:p>
      <text:p text:style-name="P6">Recognition rather than recall</text:p>
      <text:p text:style-name="P6"><text:span text:style-name="T5">Users shouldn't have to remember more than necessary, keep as many elements visible at all times as possible. </text:span></text:p>
      <text:p text:style-name="P6">Flexibilty and efficiency of use</text:p>
      <text:p text:style-name="P6"><text:span text:style-name="T5">Naive users and experienced users may have opposing interests as the naive ones will want to have as much info as they need while the experienced ones will want o </text:span></text:p>
      <text:p text:style-name="P6">Aesthetic and minimalist design</text:p>
      <text:p text:style-name="P6"><text:span text:style-name="T5">Keep information that is necessary for the user, irrelevant information will just take focus from relevant info. </text:span></text:p>
      <text:p text:style-name="P6">Help users recognize, diagnose and recover from errors</text:p>
      <text:p text:style-name="P6"><text:span text:style-name="T5">Any error messages should be written so the user can understand them, not any technical messages. Also a suggested solution should be provided.</text:span></text:p>
      <text:p text:style-name="P6">Help and documentation</text:p>
      <text:p text:style-name="P6"><text:span text:style-name="T5">The less documentation that is needed the better but for complex systems it might be necessary and should then exist. The documentation should be easy to search and provide the necessary help for the user. </text:span></text:p>
      <text:p text:style-name="P13">Design</text:p>
      <text:p text:style-name="P20">Contextual inquiry</text:p>
      <text:p text:style-name="P15">As I have been working closely with the end-users in the very lab they are going to be working with the project I felt no need for a formal contextual interview but rather I got the chance to observe how work was performed all the time. I could <text:soft-page-break/>ask questions about routines, issues that might arise and generally observing work as it happened. </text:p>
      <text:p text:style-name="P11">Persona</text:p>
      <text:p text:style-name="P15">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line-break/></text:p>
      <text:p text:style-name="P15">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5">Being young and in generally good health X has no issues learning new systems as long as they are reasonably complex.</text:p>
      <text:p text:style-name="P15">X performs extensive research in his quest to get his PhD so many hours are spent doing experiments and he doesn't like when unecessary work has to be done to perform these experiments nor like to wait on any non-responding or irreliable systems.</text:p>
      <text:p text:style-name="P11">User stories</text:p>
      <text:p text:style-name="P11">Paper prototype</text:p>
      <text:p text:style-name="P15">The paper prototype was made in two iterations before the actual draft of a GUI was first implemented. Using a combination of the open source tool Pencil and actual drawings a prototype was produced with no interaction for the user but clearly specfied what actions are possible and what they lead to.</text:p>
      <text:p text:style-name="P15"><text:s text:c="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55</meta:editing-cycles>
    <meta:print-date>2014-01-17T13:08:00</meta:print-date>
    <meta:creation-date>2014-01-21T15:14:00</meta:creation-date>
    <dc:date>2014-02-07T10:56:44</dc:date>
    <meta:editing-duration>PT10H9M24S</meta:editing-duration>
    <meta:generator>LibreOffice/3.5$Linux_x86 LibreOffice_project/350m1$Build-2</meta:generator>
    <meta:document-statistic meta:table-count="1" meta:image-count="0" meta:object-count="0" meta:page-count="8" meta:paragraph-count="103" meta:word-count="2959" meta:character-count="17817" meta:non-whitespace-character-count="1493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